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</office:automatic-styles>
  <office:body>
    <office:text text:use-soft-page-breaks="true">
      <text:p text:style-name="P1">Aplikacija „Kladionica“</text:p>
      <text:p text:style-name="Normal">Aplikacija „Kladionica“ pruža mogućnost klađenja na parove iz tri vrste sporta (nogomet, košarka i rukomet). Priliko pokretanja aplikacije prikazuje se forma koja prikazuje ponuđene parove grupirane po vrsti sporta. Svaka vrsta sporta je prikazana u zasebnom tab-u. U gornjem lijevom kutu se nalazi kontrola za unos uloga za listić. U desnom gornjem kutu se nalazi kontrola koja prikazuje trenutno stanje novčanika. U donjem lijevom kutu se nalazi kontrola koja računa ukupnu kvotu svih odabranih parova. Pored kontrole za prikaz ukupne kvote se nalazi kontrola koja prikazuje ukupni dobitak na osnovu uloga i ukupne kvote. Nakon što smo odabrali parove koje želimo, potrebno je spremiti listić.<text:s/></text:p>
      <text:p text:style-name="Normal">Na vrhu forme se nalazi izbornik. Ako želimo vidjeti koje smo do sada listiće odigrali i njihovo stanje, onda moramo kliknuti na „Moji listići“. Ukoliko želimo saznati rezultate parova koje smo odigrali, tada moramo kliknuti na „Pogledaj rezultate“. Ta opcija nam nudi samo listiće i parove koje nismo do sada pregledali. Kada jednom pregledamo određeni listić i njegove rezultate, on se neće pojavljivati ponovno. Nakon što smo kliknuli na „Pogledaj rezultate“, prikazat će se listići koji nisu pregledani do sada. Pogođeni parovi će se obojati zelenom a promašeni crvenom bojom. Na dnu forme se nalazi kontrola koja prikazuje koliki je ukupni dobitak.<text:s/>Ukoliko smo pogodili sve parove na određenom listiću, tada se automatski stanje novčanika povećava za dobiveni iznos. Ukoliko stanje novčanika bude jednako nuli, tada se u izborniku pojavljuje opcija „Resetiraj stanje novčanika“. Ta opcija postavlja stanje novčanika na početno stanje tj.100. U svakom trenutku je moguće vidjeti odigrane listiće. Bitno je napomenuti da se razultati parova generiraju na aktivnost „Pogledaj rezultate“. Kvote se računaju na način koji je definiran u zadatku. Baza podataka se puni testnim podacima prilikom prvog pokretanja aplikacij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00</meta:initial-creator>
    <dc:creator>100</dc:creator>
    <meta:creation-date>2018-09-13T23:51:00Z</meta:creation-date>
    <dc:date>2018-09-14T00:09:00Z</dc:date>
    <meta:template xlink:href="Normal" xlink:type="simple"/>
    <meta:editing-cycles>1</meta:editing-cycles>
    <meta:editing-duration>PT1080S</meta:editing-duration>
    <meta:document-statistic meta:page-count="1" meta:paragraph-count="3" meta:word-count="290" meta:character-count="1942" meta:row-count="13" meta:non-whitespace-character-count="1655"/>
  </office:meta>
</office:document-meta>
</file>